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textarea-horizontal-align="center" draw:textarea-vertical-align="middle"/>
    </style:style>
    <style:style style:name="gr4" style:family="graphic" style:parent-style-name="standard">
      <style:graphic-properties draw:marker-end="Arrowheads_20_1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3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5cm" fo:min-width="2.35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 style:text-scale="100%"/>
    </style:style>
    <style:style style:name="T1" style:family="text">
      <style:text-properties fo:font-size="10pt" style:font-size-asian="18pt" style:font-size-complex="18pt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ection_graph" draw:style-name="dp1" draw:master-page-name="Default">
        <draw:rect draw:style-name="gr1" draw:text-style-name="P1" draw:layer="layout" svg:width="8.746cm" svg:height="6.752cm" svg:x="0.126cm" svg:y="0.126cm">
          <text:p/>
        </draw:rect>
        <draw:polyline draw:style-name="gr2" draw:text-style-name="P1" draw:layer="layout" svg:width="8.651cm" svg:height="2.685cm" draw:transform="skewX (-0.00366519142918745) rotate (0.783652834145306) translate (0.749436034743806cm 5.45902516445157cm)" svg:viewBox="0 0 8652 2686" draw:points="0,8792 2532,8792 5217,11478 8614,10665 8652,10626">
          <text:p/>
        </draw:polyline>
        <draw:line draw:style-name="gr3" draw:text-style-name="P1" draw:layer="layout" svg:x1="0.749cm" svg:y1="0.737cm" svg:x2="0.749cm" svg:y2="6.261cm">
          <text:p/>
        </draw:line>
        <draw:line draw:style-name="gr4" draw:text-style-name="P1" draw:layer="layout" svg:x1="0.749cm" svg:y1="6.258cm" svg:x2="8.47cm" svg:y2="6.258cm">
          <text:p/>
        </draw:line>
        <draw:line draw:style-name="gr5" draw:text-style-name="P1" draw:layer="layout" svg:x1="2.543cm" svg:y1="3.745cm" svg:x2="2.543cm" svg:y2="6.258cm">
          <text:p/>
        </draw:line>
        <draw:line draw:style-name="gr5" draw:text-style-name="P1" draw:layer="layout" svg:x1="6.348cm" svg:y1="3.672cm" svg:x2="6.348cm" svg:y2="6.258cm">
          <text:p/>
        </draw:line>
        <draw:frame draw:style-name="gr6" draw:text-style-name="P2" draw:layer="layout" svg:width="4.042cm" svg:height="0.961cm" draw:transform="rotate (1.5707963267946) translate (0.186cm 4.671cm)">
          <draw:text-box>
            <text:p><text:span text:style-name="T1">Temperature</text:span></text:p>
          </draw:text-box>
        </draw:frame>
        <draw:frame draw:style-name="gr7" draw:text-style-name="P2" draw:layer="layout" svg:width="2.853cm" svg:height="0.64cm" svg:x="3.294cm" svg:y="6.233cm">
          <draw:text-box>
            <text:p><text:span text:style-name="T1">X-pos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tian Bach</meta:initial-creator>
    <meta:creation-date>2011-05-11T12:33:56.65</meta:creation-date>
    <dc:date>2011-05-18T16:07:31.67</dc:date>
    <dc:creator>Christian Bach</dc:creator>
    <meta:editing-duration>PT00H30M31S</meta:editing-duration>
    <meta:editing-cycles>9</meta:editing-cycles>
    <meta:generator>OpenOffice.org/3.1$Win32 OpenOffice.org_project/310m19$Build-9420</meta:generator>
    <meta:document-statistic meta:object-count="8"/>
  </office:meta>
</office:document-meta>
</file>